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Selezionare tutti gli studenti nati nel 1990 (160)</text:p>
      <text:p text:style-name="Standard"/>
      <text:p text:style-name="Standard">SELECT * FROM `students` WHERE `date_of_birth` BETWEEN "1990-01-01" AND "1990-12-31";</text:p>
      <text:p text:style-name="Standard"/>
      <text:p text:style-name="Standard">2. Selezionare tutti i corsi che valgono più di 10 crediti (479)</text:p>
      <text:p text:style-name="Standard"/>
      <text:p text:style-name="Standard">SELECT * FROM `courses` WHERE `cfu` &gt; '10';</text:p>
      <text:p text:style-name="Standard"/>
      <text:p text:style-name="Standard">3. Selezionare tutti gli studenti che hanno più di 30 anni</text:p>
      <text:p text:style-name="Standard"/>
      <text:p text:style-name="Standard">SELECT * FROM `students` WHERE `date_of_birth` &lt; "1991-01-11";</text:p>
      <text:p text:style-name="Standard"/>
      <text:p text:style-name="Standard">4. Selezionare tutti i corsi del primo semestre del primo anno di un qualsiasi corso di</text:p>
      <text:p text:style-name="Standard">laurea (286)</text:p>
      <text:p text:style-name="Standard"/>
      <text:p text:style-name="Standard">SELECT * FROM `courses` WHERE `period` = "I semestre" AND `year` = "1";</text:p>
      <text:p text:style-name="Standard"/>
      <text:p text:style-name="Standard">5. Selezionare tutti gli appelli d'esame che avvengono nel pomeriggio (dopo le 14) del</text:p>
      <text:p text:style-name="Standard">20/06/2020 (21)</text:p>
      <text:p text:style-name="Standard"/>
      <text:p text:style-name="Standard">SELECT * FROM `exams` WHERE `hour` &gt; "14:00:00" AND `date` = "2020-06-20";</text:p>
      <text:p text:style-name="Standard"/>
      <text:p text:style-name="Standard">6. Selezionare tutti i corsi di laurea magistrale (38)</text:p>
      <text:p text:style-name="Standard"/>
      <text:p text:style-name="Standard">SELECT * FROM `degrees` WHERE `level` LIKE "magistrale";</text:p>
      <text:p text:style-name="Standard"/>
      <text:p text:style-name="Standard">7. Da quanti dipartimenti è composta l'università? (12)</text:p>
      <text:p text:style-name="Standard"/>
      <text:p text:style-name="Standard">SELECT COUNT(*) FROM `departments`;</text:p>
      <text:p text:style-name="Standard"/>
      <text:p text:style-name="Standard">8. Quanti sono gli insegnanti che non hanno un numero di telefono? (50)</text:p>
      <text:p text:style-name="Standard"/>
      <text:p text:style-name="Standard">SELECT * FROM `teachers` WHERE `phone` IS NULL;</text:p>
      <text:p text:style-name="Standard"/>
      <text:p text:style-name="Standard">1. Contare quanti iscritti ci sono stati ogni anno</text:p>
      <text:p text:style-name="Standard"/>
      <text:p text:style-name="Standard">SELECT COUNT(*) AS `total_enrolment` FROM `students` WHERE `enrolment_date` GROUP BY YEAR(`enrolment_date`);</text:p>
      <text:p text:style-name="Standard"/>
      <text:p text:style-name="Standard">2. Contare gli insegnanti che hanno l'ufficio nello stesso edificio</text:p>
      <text:p text:style-name="Standard"/>
      <text:p text:style-name="Standard">SELECT COUNT(`office_address`) AS `total`, `office_address` AS `address` FROM `teachers` GROUP BY `office_address`;</text:p>
      <text:p text:style-name="Standard"/>
      <text:p text:style-name="Standard">3. Calcolare la media dei voti di ogni appello d'esame</text:p>
      <text:p text:style-name="Standard"/>
      <text:p text:style-name="Standard">SELECT AVG(`vote`) AS `average_vote`, `exam_id` AS `exam` FROM `exam_student` GROUP BY `exam_id`;</text:p>
      <text:p text:style-name="Standard"/>
      <text:p text:style-name="Standard"><text:soft-page-break/>4. Contare quanti corsi di laurea ci sono per ogni dipartimento</text:p>
      <text:p text:style-name="Standard"/>
      <text:p text:style-name="Standard">SELECT COUNT(`department_id`) AS `total`, `department_id` AS `id` FROM `degrees` GROUP BY `department_id`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5:56:14.481745616</meta:creation-date>
    <dc:date>2022-01-12T15:57:02.741398842</dc:date>
    <meta:editing-duration>PT50S</meta:editing-duration>
    <meta:editing-cycles>1</meta:editing-cycles>
    <meta:document-statistic meta:table-count="0" meta:image-count="0" meta:object-count="0" meta:page-count="2" meta:paragraph-count="26" meta:word-count="254" meta:character-count="1688" meta:non-whitespace-character-count="1460"/>
    <meta:generator>LibreOffice/7.2.5.2.0$Linux_X86_64 LibreOffice_project/20$Build-2</meta:generator>
  </office:meta>
</office:document-meta>
</file>